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One single Cyber-Monk: All your psychological bases are belong to us ...</text:p>
      <text:p text:style-name="Standard">====================================</text:p>
      <text:p text:style-name="Standard"/>
      <text:p text:style-name="Standard">... oder sagen wir besser "Wort zum Sonntag" ODER sagen wir noch besser, dass ich die Deutungshoheit der Medikamenten-verschreibenden Quacksalber-Psychiater im Aargau in Frage stelle. Aus meiner Perspektive ist ein Psychiater schlussendlich nichts anderes als ein Drogendealer von Berufeswegen. Und Alkohol, Drogen, Medikamente, Consumerism, Eskapismus braucht man oft um davon abzulenken, dass man sich bzw. seine Seele im Spiegel nicht anschauen kann.</text:p>
      <text:p text:style-name="Standard"/>
      <text:p text:style-name="Standard"/>
      <text:p text:style-name="Standard">Ich SAG mal, dass das eine FREI ERFUNDENE GESCHICHTE sei, die aber basierend auf wahren Gegebenheiten ist.</text:p>
      <text:p text:style-name="Standard"/>
      <text:p text:style-name="Standard"/>
      <text:p text:style-name="Standard">Das FAZIT der Geschichte ganz unten.</text:p>
      <text:p text:style-name="Standard">====================================</text:p>
      <text:p text:style-name="Standard"/>
      <text:p text:style-name="Standard">FORENSIK Puzzle:</text:p>
      <text:p text:style-name="Standard"/>
      <text:p text:style-name="Standard">Wenn sagen wir jetzt meine Nachbarin in der Wohnung unten dran von ihrer ... DNA Spuren in die Wasserleitung einlassen würde [2], und ich dann [3] zufällig grad bei mir da unten Wasche, dann würden sich ja die DNA Spuren auf mich übertragen.</text:p>
      <text:p text:style-name="Standard"/>
      <text:p text:style-name="Standard">Mir dann den Prozess zu machen ich hätte meine 10 Jahre ältere Nachbarin vergewaltigt würde nicht gehen, weil sie hätte nicht auch miene DNA da unten.</text:p>
      <text:p text:style-name="Standard"/>
      <text:p text:style-name="Standard">Diesen Schachzug hätten die aber auch vorbereitet, denn einmal nachts kam eine auch ca. 10 Jahre ältere Mitpatientin in mein Zimmer in der Psychiatrie Königsfelden geschlichen, ist wie wenn sie eine Landkarte von meinem Zimmer hätte genau dort hin gesteuert wo ich meine Unterhosen hin gelegt hatte und das im Dunkeln wie wenn sie Nachtsicht Gerät gehabt hätte. Sie hat vermutlich gedacht, ich würde schlafen, habe ich aber nicht und grad so laut angefangen zu schreien, dass die ganze Station wach wurde. Dennoch wurde diese Vorfall scheinbar nicht im Patienten System Orbis AG der staatlichen Psychiatrie Königsfelden dokumentiert.</text:p>
      <text:p text:style-name="Standard"/>
      <text:p text:style-name="Standard">Darauf scheint diese besagte Nachbarin welche mich, meine Raumüberwachung, meine Notizen [3] scheinbar irgnedwie stalkt grad den Polizisten weiter unten zu verraten [4], dass er von seiner kleinen [5] Tochter DNA an meine Türfalle gestrichen haben soll, wo ich oft wenn ich nach Hause komme grad pipi machen muss. Was ich nicht beweisen kann aber gestern war merkwürdig, der Polizist wohnt im 1. Stock, der kam mit dem Lift runter, aber von weiter oben als im ersten Stock, und im 10. Stock wo ich wohne hat es einen Bewegungsmelder mit ca. 2 Minuten einstellung, und als ich dann oben ankam hat das Licht noch gebrannt. Also sowiso kein Beweis und nicht mal ein richtiges Indiz.</text:p>
      <text:p text:style-name="Standard"/>
      <text:p text:style-name="Standard">Wo ich mich dann frage, ist das der Grund, weshalb in der Psychiatrie Königsfelden mehrmals täglich die Türfallen geputzt werden ???</text:p>
      <text:p text:style-name="Standard"/>
      <text:p text:style-name="Standard">Darauf wird übermittelt, dass der Polizist (der mich scheinbar auch stalkt) "genug Beweismittel gegen die andere Nachbarin hätte sie in Knast zu bringen.</text:p>
      <text:p text:style-name="Standard"><text:soft-page-break/></text:p>
      <text:p text:style-name="Standard">Wo ich mich dann auch wieder frage, ob auch Polizisten so kleine Erpresser-Datenbanken führen, also Dinge nicht zur Anklage bringen, aber die Täter dann zu erpressen und Forderungen und Regelübertritte zu erzwingen ???</text:p>
      <text:p text:style-name="Standard"/>
      <text:p text:style-name="Standard">Und Aprops der Karte m106 &amp;&amp; t37 Karte in meinem HackersCardgame Version 1.0.26, falls mich die EINE-EINZIGE auf ICD10 F44.x schalten kann [6] könnte, dann könnte sie es sowieso nicht lassen ... zur Sicherheit [7] regelmässig da unten mein DNA-Zeugs kontrollieren. Mich würde dann der Schachzug über die Wasserleitung DNA Zeugs einzuspeisen gar nicht so treffen, aber sie würde es treffen falls sie genau so unser Treueversprechen gehalten hat wie ich.</text:p>
      <text:p text:style-name="Standard"/>
      <text:p text:style-name="Standard">Dann apropos der t37 Karte, diese Kontrolle würde natürich in beide Richtungen funktionieren.</text:p>
      <text:p text:style-name="Standard"/>
      <text:p text:style-name="Standard">Ich VERMUTE das ganze "Spiel" (was weder Game noch fair ist) zielt genau drauf ab Menschen zu Tätern/innen zu machen. Vermutlich auch der Grund, weshalb man mich ca 2020 versucht hat mit einer minderjährigen Patientin zu paaren. Sie hat mich in der Nacht über 1h im Wohnzimmer verfolgt, schlussendlich hatte sie mich eingefangen, und ich bin schon ein Männchen, aber ein eher schwächliches Männchen und sie war stärker als ich. Als sie dann aber gemerkt hat dass es mir als Autist unwohl ist wenn ich festgehalten werde, hat sie mich losgelassen. Dann haben wir einfach geredet miteinander, dann hat sie gesagt, sie hätte mich für ihren Freund den sie so vermisst gehalten — also da wäre auch immer noch die Frage, was geben die den minderjährigen Patienten/innen für Drogen oder Medikamente [3] dass sie einen 40 Jährigen wie mich mit einem 20 Jährigen verwechseln kann ??? Aber wie immer gibt es da von der staatlichen Psychiatrie keine Antworten dazu.</text:p>
      <text:p text:style-name="Standard"/>
      <text:p text:style-name="Standard">HackersCardgame.ch, [4/7/24 12:04 AM]</text:p>
      <text:p text:style-name="Standard"/>
      <text:p text:style-name="Standard">[1] WasserAnschlüsse sind meist jeweils unten, also fliesst das Wasser nach oben</text:p>
      <text:p text:style-name="Standard"/>
      <text:p text:style-name="Standard">[2] das hat mir ein Offizier und Klemptner erklärt wie man etwas in eine Wasserleitung (Druck) einlässt, man macht das mit einem Anschluss und einem Luft-Kompressor</text:p>
      <text:p text:style-name="Standard"/>
      <text:p text:style-name="Standard">[3] wirst case per etwas wie @Neuralink gesteuert</text:p>
      <text:p text:style-name="Standard"/>
      <text:p text:style-name="Standard">[4] Wer Mathematik mag lese sich zum ITERATIVEN Prisoners Dilemma ein, Das ITERATIVE Prisoners Dilemma fällt bei der Berechnung des Nash Equilibrium's zu Gunsten der Wahrheit aus, bzw. noch schlimmer für die Täter, es stellt sogar eine Abkling-Funktion dar</text:p>
      <text:p text:style-name="Standard"/>
      <text:p text:style-name="Standard">[5] meiner SUBJEKTIVEN Meinung nach masiiv zu devonten 15 Jährigen</text:p>
      <text:p text:style-name="Standard"/>
      <text:p text:style-name="Standard">[6] wo ich dafür viel Confidence und bisschen Evidence dafür habe</text:p>
      <text:p text:style-name="Standard"/>
      <text:p text:style-name="Standard">[7] und Sicherheit ist ein Wort wie Qualität und Verneinung von Qualität ist Selbstbeschädigung</text:p>
      <text:p text:style-name="Standard"/>
      <text:p text:style-name="Standard"/>
      <text:p text:style-name="Standard">FAZIT:</text:p>
      <text:p text:style-name="Standard">Das System bzw. die Elemente des Systems (siehe System-Theorie von Niklas Luhmann, zB das Buch "Soziale Systeme") versuchen automatisch Straftaten, Regelübertretungen oder auch "nur" moralisch fragwürdige Handlungen zu vertuschen. Das tun fast alle, Pierre Bourdieu würde das einen "Habitus" nennen der sich in einem "Sozialen Feld" ausbreitet. Siehe dazu die Feld-Theorie von Bourdieu. Kleine <text:soft-page-break/>Lernhilfe, mit Sozialem Kapital ist eigentlich Fettern-Wirtschaft gemeint, und mit Symbolischem Kapital ist z.B. ein Doktor-Titel gemeint. Sobald man in einem Dialog mit einem Psychiater hört "Ich bin der mit dem Doktor Titel" weiss man, dass der Typ die "ich bin habsch Doktor Titel"-Trumpf-Karte spielen muss, weil er logisch-inhaltlich unterlegen ist.</text:p>
      <text:p text:style-name="Standard"/>
      <text:p text:style-name="Standard">Weshalb jetzt "Wort zum Sonntag" ???</text:p>
      <text:p text:style-name="Standard">====================================</text:p>
      <text:p text:style-name="Standard">Ich bin nicht Katholike, sondern reformiert (das ist in der Schweiz "evangelisch"). Dass sich dieser Habitus mindestens in der Wirtschaft in der Schweiz so verbreiten konnte ist teilweise auch so gewollt. Kinder insbesondere autistische Kinder, die sagen unverblümt die Wahrheit, und ich finde das auch total süss, ohne dabei das gute Karma des Kindes vernichten zu wollen. Wenn mir ein Kind sagt "Marc jr ist böse weil ...." dann mache ich nicht einen auf imperativen Imperator und setze mich einfach mit meiner körperlichen und oder psychischen überlegenheit durch, was ja einfach wäre weil ich hätte ja ca 30 Jahre mehr Lebenserfahrung worauf ich zurückgreifen könnte, sondern ich frage mich dann, was ich falsch gemacht habe dass das Kind so reagiert.</text:p>
      <text:p text:style-name="Standard"/>
      <text:p text:style-name="Standard">Bei Menschen die älter sind als ich verhalte ich mich anders, die älteren sind ja immer besser als wir 1980er, haben nie in ihre Bewertungs-Gleichung einberechnet dass ich damals 30 Jahre jünger war und mich mit dem Massstab bewertet mit dem sie auch ihre Generation bewertet haben, das ist keine Retour-Kurtsche, aber die sollen dann bitte selber schauen, die sind ja besser als ich.</text:p>
      <text:p text:style-name="Standard"/>
      <text:p text:style-name="Standard">Ziel ist es den Gleichaltrigen und Jüngeren rechtzeitig Brotkrumen hin zu werfen, dass das System und seine Elemente versucht allen Jungen auch Straftaten unterzuschieben, damit wir nicht mehr wie ein unschuldiges Kind unverblümt sagen "Duuuu, Mami, Du hast doch vorhin gesagt dass XYZ darf man nicht, aber jetzt hast Du ja grad selber XYZ" -- Wätsch ..... und so würden Kinder dann devoter werden als für sie gut ist.</text:p>
      <text:p text:style-name="Standard"/>
      <text:p text:style-name="Standard">Ich hab auch Dinge ausgefressen, bzw. liess mich dazu treiben Dinge auszufressen, aber obwohl ich nicht Katholike bin finde ich aus psychologisch-mathematisch-logischen Gründen so etwas wie eine Beichte und Sühne sinnvoll, weil man erlangt viel von seiner HandlungsFREIHEIT zurück, wenn man nicht mehr mit seinen in Datenbanken gespeicherten und hochgradig automatisierter Software fremdbestimmt wird noch mehr Mist zu bauen.</text:p>
      <text:p text:style-name="Standard"/>
      <text:p text:style-name="Standard">Beispiel Code</text:p>
      <text:p text:style-name="Standard"/>
      <text:p text:style-name="Standard">10 Einblendung aufgezeichnter Sünde</text:p>
      <text:p text:style-name="Standard">20 Creshendo für ICD10 G40.2</text:p>
      <text:p text:style-name="Standard">30 Imperativ "tu jetzt dies und das !!!"</text:p>
      <text:p text:style-name="Standard">40 erst wenn man den Auftrag der vermutlich über das militärsiche Neuralink-Marschbefehle-Glasfaser-Netzwerk verübt hat, schaltet das ICD10 G40.2 wieder ab</text:p>
      <text:p text:style-name="Standard"/>
      <text:p text:style-name="Standard">Hätte man keine Sünden wie bei Programm-Zeile 10, dann würde man dies einfach als nervende remote-aktivierte Körperfunktion auffassen, und deswegen auch die Programm-Zeile 30 nicht ausführen, AUSSER es macht irgendwie technisch, logisch, moralisch oder sonst irgendwie Sinn das zu tun.</text:p>
      <text:p text:style-name="Standard"/>
      <text:p text:style-name="Standard">ICH vermute auch, dass z.B. Rechtsverdreher Versichreungen wissen, dass sie z.B. Polizisten die Geschieden sind aber Kinder haben besonders gut umdrehen können und dann so aus der Basis der Justiz mit dem Anschein von Legalität unleibsame PETZENDE Zeugen wie mich vernichten können.</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ann wie immer: Falls Rechtschreibfehler mit Ihnen anfangen zu reden, dann nehmen sie weniger Drogen oder Medikamente, für GeheimeBotschaften in soclchen Mails hätte ich nicht auch noch zeit</text:p>
      <text:p text:style-name="Standard"/>
      <text:p text:style-name="Standard">Dann wie immer: Für SINNVOLLE Fragen stehe ich gerne Rede und Antwort</text:p>
      <text:p text:style-name="Standard"/>
      <text:p text:style-name="Standard"/>
      <text:p text:style-name="Standard"/>
      <text:p text:style-name="Standard">Sincerely one single Jewish Friendly christianistic Cyber-Mon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decimal-replacement="--" number:min-integer-digits="1" number:grouping="true"/>
    </number:currency-style>
    <number:currency-style style:name="N105">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05P0"/>
    </number:currency-style>
    <number:number-style style:name="N106P0" style:volatile="true">
      <number:number number:decimal-places="0" number:min-decimal-places="0" number:min-integer-digits="1" number:grouping="true"/>
      <number:text loext:blank-width-char=")">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loext:blank-width-char=")">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loext:transliteration-spellout="cardinal" number:transliteration-language="de" number:transliteration-country="CH">
      <number:number number:decimal-places="0" number:min-decimal-places="0" number:min-integer-digits="1"/>
    </number:number-style>
    <number:number-style style:name="N109" loext:transliteration-spellout="capitalize cardinal" number:transliteration-language="de" number:transliteration-country="CH">
      <number:number number:decimal-places="0" number:min-decimal-places="0" number:min-integer-digits="1"/>
    </number:number-style>
    <number:number-style style:name="N110" loext:transliteration-spellout="title cardinal" number:transliteration-language="de" number:transliteration-country="CH">
      <number:number number:decimal-places="0" number:min-decimal-places="0" number:min-integer-digits="1"/>
    </number:number-style>
    <number:number-style style:name="N111" loext:transliteration-spellout="upper cardinal" number:transliteration-language="de" number:transliteration-country="CH">
      <number:number number:decimal-places="0" number:min-decimal-places="0" number:min-integer-digits="1"/>
    </number:number-style>
    <number:number-style style:name="N112">
      <number:scientific-number number:decimal-places="2" number:min-decimal-places="2" number:min-integer-digits="1" number:min-exponent-digits="2" number:exponent-interval="3" number:forced-exponent-sign="true"/>
    </number:number-style>
    <number:currency-style style:name="N11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3P0"/>
    </number:currency-style>
    <number:currency-style style:name="N11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4P0"/>
    </number:currency-style>
    <number:number-style style:name="N115" loext:transliteration-spellout="title USD" number:transliteration-language="de" number:transliteration-country="CH">
      <number:number number:decimal-places="0" number:min-decimal-places="0" number:min-integer-digits="1"/>
    </number:number-style>
    <number:number-style style:name="N116" loext:transliteration-spellout="title USD" number:transliteration-language="de" number:transliteration-country="CH">
      <number:number number:decimal-places="2" number:min-decimal-places="2" number:min-integer-digits="1"/>
    </number:number-style>
    <number:number-style style:name="N117" loext:transliteration-spellout="upper USD" number:transliteration-language="de" number:transliteration-country="CH">
      <number:number number:decimal-places="0" number:min-decimal-places="0" number:min-integer-digits="1"/>
    </number:number-style>
    <number:number-style style:name="N118" loext:transliteration-spellout="upper USD" number:transliteration-language="de" number:transliteration-country="CH">
      <number:number number:decimal-places="2" number:min-decimal-places="2" number:min-integer-digits="1"/>
    </number:number-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3">
      <number:day number:calendar="jewish"/>
      <number:text> </number:text>
      <number:month number:calendar="jewish" number:style="long" number:textual="true"/>
      <number:text> </number:text>
      <number:year number:calendar="jewish" number:style="long"/>
    </number:date-style>
    <number:date-style style:name="N124">
      <number:month number:calendar="jewish" number:style="long" number:textual="true"/>
      <number:text> </number:text>
      <number:day number:calendar="jewish"/>
      <number:text> </number:text>
      <number:year number:calendar="jewish" number:style="long"/>
    </number:date-style>
    <number:date-style style:name="N125">
      <number:day number:calendar="jewish"/>
      <number:text> </number:text>
      <number:month number:calendar="jewish" number:style="long" number:textual="true"/>
    </number:date-style>
    <number:date-style style:name="N126">
      <number:month number:calendar="jewish" number:style="long" number:textual="true"/>
      <number:text> </number:text>
      <number:day number:calendar="jewish"/>
    </number:date-style>
    <number:date-style style:name="N127">
      <number:month number:calendar="jewish" number:style="long" number:textual="true"/>
      <number:text> </number:text>
      <number:year number:calendar="jewish" number:style="long"/>
    </number:date-style>
    <number:date-style style:name="N128">
      <number:month number:calendar="jewish" number:style="long" number:textual="true"/>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7T07:04:26.103592439</meta:creation-date>
    <dc:date>2024-04-07T07:07:04.012793476</dc:date>
    <meta:editing-duration>PT2M26S</meta:editing-duration>
    <meta:editing-cycles>2</meta:editing-cycles>
    <meta:generator>LibreOffice/24.2.0.3$Linux_X86_64 LibreOffice_project/420$Build-3</meta:generator>
    <meta:document-statistic meta:table-count="0" meta:image-count="0" meta:object-count="0" meta:page-count="4" meta:paragraph-count="43" meta:word-count="1419" meta:character-count="9239" meta:non-whitespace-character-count="7862"/>
  </office:meta>
</office:document-meta>
</file>